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05c" officeooo:paragraph-rsid="0005905c"/>
    </style:style>
    <style:style style:name="P2" style:family="paragraph" style:parent-style-name="Standard">
      <style:text-properties officeooo:rsid="0005905c" officeooo:paragraph-rsid="0005905c"/>
    </style:style>
    <style:style style:name="T1" style:family="text">
      <style:text-properties fo:color="#a9b7c6" style:font-name="0" fo:font-size="10pt" style:font-size-asian="10pt"/>
    </style:style>
    <style:style style:name="T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08080" style:font-name="Courier New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Python code:-</text:p>
      <text:p text:style-name="P1"/>
      <text:p text:style-name="P1"/>
      <text:p text:style-name="P1"/>
      <text:p text:style-name="P1"><text:span text:style-name="T1"><text:s text:c="44"/></text:span><text:span text:style-name="T2">#ADD TWO NUMBER BY INPUT FUNCTION</text:span><text:line-break/><text:span text:style-name="T2">#x = input('enter the number: ')</text:span><text:line-break/><text:span text:style-name="T2">#y = input('enter another number: ')</text:span><text:line-break/><text:span text:style-name="T2">#sum = int(x) + int(y)</text:span><text:line-break/><text:span text:style-name="T2">#print(sum)</text:span><text:line-break/><text:span text:style-name="T2"> <text:s text:c="43"/># ADD TWO NUMBER WITHOUT (INPUT FUNCTION)</text:span><text:line-break/><text:span text:style-name="T2">#x=2</text:span><text:line-break/><text:span text:style-name="T2">#y=4</text:span><text:line-break/><text:span text:style-name="T2">#print(x+y)</text:span><text:line-break/><text:line-break/><text:line-break/><text:span text:style-name="T2"> <text:s text:c="39"/>#TABLE</text:span><text:line-break/><text:span text:style-name="T2">#number = int(input("enter the number : ")) <text:s text:c="3"/># for any no table</text:span><text:line-break/><text:span text:style-name="T2"> <text:s text:c="25"/>#or #number = (2) <text:s text:c="3"/>#to print table of 2 only</text:span><text:line-break/><text:span text:style-name="T2">#print('table of', number, 'is: ')</text:span><text:line-break/><text:span text:style-name="T2">#for item in range(1, 11):</text:span><text:line-break/><text:span text:style-name="T2"> #print(number, 'x', item, "=", number * item)</text:span><text:line-break/><text:line-break/><text:line-break/><text:span text:style-name="T2"> <text:s text:c="34"/># PRINT 5,6,7,8,9 VERTICALLY</text:span><text:line-break/><text:span text:style-name="T2">#number = range(5, 10)</text:span><text:line-break/><text:span text:style-name="T2">#for number in number:</text:span><text:line-break/><text:span text:style-name="T2"> # <text:s text:c="2"/>print(number)</text:span><text:line-break/><text:line-break/><text:span text:style-name="T2"> <text:s text:c="37"/># RANGE FUNCTION</text:span><text:line-break/><text:span text:style-name="T2">#number = range(6, 11)</text:span><text:line-break/><text:span text:style-name="T2">#for number in range(6):</text:span><text:line-break/><text:span text:style-name="T2"> # <text:s text:c="2"/>print(number)</text:span><text:line-break/><text:line-break/><text:line-break/><text:span text:style-name="T2"> <text:s text:c="33"/>#PASSWORD GENERATOR</text:span><text:line-break/><text:span text:style-name="T2">#password_limit = input('enter the password lenght:')</text:span><text:line-break/><text:span text:style-name="T2">#password_characters = (string_ascii.letters + string.digits + string.punctuation)</text:span><text:line-break/><text:span text:style-name="T2">#print(password_limit)</text:span><text:line-break/><text:line-break/><text:span text:style-name="T2"> <text:s text:c="32"/>#import math</text:span><text:line-break/><text:span text:style-name="T2">#from random import*</text:span><text:line-break/><text:span text:style-name="T2">#characters = (string.ascii_letters + string.punctuation <text:s/>+ string.digits)</text:span><text:line-break/><text:span text:style-name="T2">#password = <text:s/>"".join(choice(characters) for x in range(randint(8, 16)))</text:span><text:line-break/><text:span text:style-name="T2">#print (password)</text:span><text:line-break/><text:line-break/><text:span text:style-name="T2"> <text:s text:c="46"/># RANDOM</text:span><text:line-break/><text:span text:style-name="T2">#import random</text:span><text:line-break/><text:span text:style-name="T2">#print('your password is:')</text:span><text:line-break/><text:span text:style-name="T2">#print(random.random())</text:span><text:line-break/><text:line-break/><text:span text:style-name="T2"> <text:s text:c="45"/># READ SAVED TEXT FILE IN PC</text:span><text:line-break/><text:span text:style-name="T2">#fh = open("C:\\Users\RIG1\Desktop\writing ielts.txt","r") # r means for read # our file inside fh variable</text:span><text:line-break/><text:span text:style-name="T2">#word = input("enter the word you want to search: ")</text:span><text:line-break/><text:span text:style-name="T2">#s=" " # empty string</text:span><text:line-break/><text:span text:style-name="T2">#count = 1</text:span><text:line-break/><text:span text:style-name="T2">#L = fh.readlines() <text:s text:c="3"/>#read the first or whole lines <text:s text:c="3"/># L = list</text:span><text:line-break/><text:span text:style-name="T2">#for i in L: <text:s text:c="10"/># i or item</text:span><text:line-break/><text:span text:style-name="T2"> # <text:s text:c="2"/>L2 = i.split() <text:s text:c="3"/># split seperate the strings using space before and after</text:span><text:line-break/><text:span text:style-name="T2"> <text:s/># <text:s/>if word in L2:</text:span><text:line-break/><text:span text:style-name="T2"> <text:s text:c="2"/># <text:s text:c="4"/>print("Line <text:s/>number", count,":",i) <text:s/># count = count the line number</text:span><text:line-break/><text:soft-page-break/><text:span text:style-name="T2"> <text:s text:c="3"/># <text:s text:c="3"/>count+=1</text:span><text:line-break/><text:line-break/><text:span text:style-name="T2"> <text:s text:c="30"/># CONVERT WEIGHT LBS(POUND INTO KG)</text:span><text:line-break/><text:span text:style-name="T2">#weight_in_pound = input("enter the weight: ")</text:span><text:line-break/><text:span text:style-name="T2">#weight_in_kg = float(weight_in_pound) * 0.45</text:span><text:line-break/><text:span text:style-name="T2">#print(weight_in_kg)</text:span><text:line-break/><text:line-break/><text:span text:style-name="T2"> <text:s text:c="12"/>#PROGRAM TO BUY HOUSE IF HAS GOOD CREDIT PUT DOWN 1LAKH ELSE PUT DOWN 2LAKH</text:span><text:line-break/><text:span text:style-name="T2">#price = 1000000</text:span><text:line-break/><text:span text:style-name="T2">#good_credit = True</text:span><text:line-break/><text:span text:style-name="T2">#if good_credit:</text:span><text:line-break/><text:span text:style-name="T2"> # <text:s text:c="2"/>down_payment = 0.1 * price</text:span><text:line-break/><text:span text:style-name="T2">#else:</text:span><text:line-break/><text:span text:style-name="T2"> # <text:s text:c="2"/>down_payment = 0.2 * price</text:span><text:line-break/><text:span text:style-name="T2">#print("down payment : ", "$",down_payment)</text:span><text:line-break/><text:line-break/><text:span text:style-name="T2"> <text:s text:c="28"/>#PICK DATE AND TIME OF OUR PC</text:span><text:line-break/><text:span text:style-name="T2">#from datetime import datetime</text:span><text:line-break/><text:span text:style-name="T2">#current = datetime.today()</text:span><text:line-break/><text:span text:style-name="T2">#print("today is : ", current)</text:span><text:line-break/><text:span text:style-name="T2"> <text:s text:c="33"/>#ONLY TIME</text:span><text:line-break/><text:span text:style-name="T2">#from _datetime import datetime</text:span><text:line-break/><text:span text:style-name="T2">#current= datetime.now</text:span><text:line-break/><text:span text:style-name="T2">#time=current.strftime(%h:%m)</text:span><text:line-break/><text:span text:style-name="T2">#print(time)</text:span><text:line-break/><text:line-break/><text:line-break/><text:span text:style-name="T2">#d = current.strftime("%y/%m/%d")</text:span><text:line-break/><text:span text:style-name="T2">#print(d)</text:span><text:line-break/><text:span text:style-name="T2"> <text:s text:c="28"/>#DISPLAY CALENDAR(WHOLE YEAR OR MONTH)</text:span><text:line-break/><text:line-break/><text:span text:style-name="T2">#import calendar</text:span><text:line-break/><text:span text:style-name="T2">#year=2020 <text:s/>can display here OR</text:span><text:line-break/><text:span text:style-name="T2">#print(calendar.month(themonth=12,theyear=2020)) OR display here then no need to write 2nd line</text:span><text:line-break/><text:line-break/><text:line-break/><text:span text:style-name="T2"> <text:s text:c="25"/>#NAME CHARACTER FORM</text:span><text:line-break/><text:line-break/><text:span text:style-name="T2">#name = "dimple"</text:span><text:line-break/><text:span text:style-name="T2">#if (len(name)) &lt; 3:</text:span><text:line-break/><text:span text:style-name="T2"># <text:s text:c="3"/>print("must be 3 characters")</text:span><text:line-break/><text:span text:style-name="T2">#elif (len(name)) &gt; 50:</text:span><text:line-break/><text:span text:style-name="T2"># <text:s text:c="3"/>print("must be a maximum of 50 characters")</text:span><text:line-break/><text:span text:style-name="T2">#else:</text:span><text:line-break/><text:span text:style-name="T2"># <text:s text:c="3"/>print("name looks good")</text:span><text:line-break/><text:line-break/><text:line-break/><text:span text:style-name="T2"> <text:s text:c="23"/># CONVERTING WEIGHT</text:span><text:line-break/><text:span text:style-name="T2">#weight = int(input("enter weight"))</text:span><text:line-break/><text:span text:style-name="T2">#unit = input("kg or lbs")</text:span><text:line-break/><text:span text:style-name="T2">#if unit == 'kg':</text:span><text:line-break/><text:span text:style-name="T2"> # <text:s/>converted = 0.45 * weight <text:s text:c="8"/># KG TO POUND CONVERTER</text:span><text:line-break/><text:span text:style-name="T2"> <text:s/># print (f" you are{converted}pound")</text:span><text:line-break/><text:span text:style-name="T2">#else:</text:span><text:line-break/><text:span text:style-name="T2"> # <text:s text:c="2"/>converted = 0.45 / weight <text:s text:c="8"/># POUND TO KG CONVERTER <text:s/>#(//) gives us value in int (/) gives us value in flt</text:span><text:line-break/><text:span text:style-name="T2"> <text:s/># <text:s/>print (f" you are {converted}kilos")</text:span><text:line-break/><text:line-break/><text:line-break/><text:span text:style-name="T2"> <text:s text:c="11"/>#GUESSING GAME using while loop</text:span><text:line-break/><text:line-break/><text:soft-page-break/><text:span text:style-name="T2">#secret_number = 9</text:span><text:line-break/><text:span text:style-name="T2">#i = 0</text:span><text:line-break/><text:span text:style-name="T2">#while i &lt; 3:</text:span><text:line-break/><text:span text:style-name="T2"> <text:s text:c="3"/>#guess=int(input('guess:'))</text:span><text:line-break/><text:span text:style-name="T2"> <text:s text:c="3"/>#i=i+1</text:span><text:line-break/><text:span text:style-name="T2"> <text:s text:c="3"/>#if guess==secret_number:</text:span><text:line-break/><text:span text:style-name="T2"> <text:s text:c="7"/>#print("winner")</text:span><text:line-break/><text:span text:style-name="T2"> <text:s text:c="7"/>#break <text:s text:c="13"/># if wins loop stop with the help of break</text:span><text:line-break/><text:span text:style-name="T2">#else:</text:span><text:line-break/><text:span text:style-name="T2"> <text:s text:c="3"/>#print("fail")</text:span><text:line-break/><text:line-break/><text:span text:style-name="T2"> <text:s text:c="36"/>#CAR GAME(WHILE)</text:span><text:line-break/><text:line-break/><text:line-break/><text:line-break/><text:line-break/><text:span text:style-name="T2"> <text:s text:c="33"/>#CALCULATE TOTAL PRICE (FOR)</text:span><text:line-break/><text:span text:style-name="T2">#cart = [10, 20, 30]</text:span><text:line-break/><text:span text:style-name="T2">#total = 0</text:span><text:line-break/><text:span text:style-name="T2">#for price in cart: <text:s text:c="21"/># we can write any name price/fruits/item etc</text:span><text:line-break/><text:span text:style-name="T2"> # <text:s text:c="2"/>total = total + price</text:span><text:line-break/><text:span text:style-name="T2">#print(total)</text:span><text:line-break/><text:line-break/><text:span text:style-name="T2"> <text:s text:c="35"/>#PRINT EXPRESSIONS WITH NESTED FOR LOOP</text:span><text:line-break/><text:line-break/><text:span text:style-name="T2">#numbers = [5, 2, 5, 2, 2]</text:span><text:line-break/><text:span text:style-name="T2">#for items in numbers:</text:span><text:line-break/><text:span text:style-name="T2"># <text:s text:c="3"/>print('*'*items)</text:span><text:line-break/><text:line-break/><text:span text:style-name="T2">#numbers = [5, 2, 5, 2, 2]</text:span><text:line-break/><text:span text:style-name="T2">#for items in numbers:</text:span><text:line-break/><text:span text:style-name="T2"> # <text:s text:c="2"/>output = ''</text:span><text:line-break/><text:span text:style-name="T2"># <text:s/>for count in range(items):</text:span><text:line-break/><text:span text:style-name="T2"> # <text:s text:c="6"/>output=output+'*' <text:s/># * is a string</text:span><text:line-break/><text:span text:style-name="T2"> <text:s/># <text:s/>print(output)</text:span><text:line-break/><text:line-break/><text:span text:style-name="T2"> <text:s text:c="40"/>#FIND BIGGEST NUMBER IN LIST[]</text:span><text:line-break/><text:line-break/><text:span text:style-name="T2">#numbers=[2, 3, 17, 9]</text:span><text:line-break/><text:span text:style-name="T2">#max=(numbers[0]) # here we assume that max num is index[0]=2 initially.</text:span><text:line-break/><text:span text:style-name="T2">#for number in numbers:</text:span><text:line-break/><text:span text:style-name="T2"> # <text:s text:c="3"/>if number&gt;max:</text:span><text:line-break/><text:span text:style-name="T2"> <text:s/># <text:s text:c="6"/>max=number</text:span><text:line-break/><text:span text:style-name="T2">#print(max)</text:span><text:line-break/><text:line-break/><text:span text:style-name="T2"> <text:s text:c="28"/># REMOVE REPEATETION IN LIST USING FOR LOOP</text:span><text:line-break/><text:span text:style-name="T2">#numbers = [1, 4, 5, 5, 3, 6, 6, 8, 8]</text:span><text:line-break/><text:span text:style-name="T2">#another_new_list = []</text:span><text:line-break/><text:span text:style-name="T2">#for item in numbers:</text:span><text:line-break/><text:span text:style-name="T2"> # <text:s text:c="2"/>if item not in another_new_list:</text:span><text:line-break/><text:span text:style-name="T2"> <text:s/># <text:s text:c="5"/>another_new_list.append(item)</text:span><text:line-break/><text:span text:style-name="T2">#print (another_new_list)</text:span><text:line-break/><text:span text:style-name="T2"> <text:s text:c="25"/>#REMOVE DUPLICACY IN LIST OF NUMBERS</text:span><text:line-break/><text:span text:style-name="T2">#names=['1','2','2','3','3','4']</text:span><text:line-break/><text:span text:style-name="T2">#new_list=[]</text:span><text:line-break/><text:span text:style-name="T2">#for number in names:</text:span><text:line-break/><text:span text:style-name="T2"># <text:s text:c="3"/>if number not in new_list:</text:span><text:line-break/><text:span text:style-name="T2"># <text:s text:c="7"/>new_list.append(number)</text:span><text:line-break/><text:span text:style-name="T2">#print(new_list)</text:span><text:line-break/><text:line-break/><text:soft-page-break/><text:span text:style-name="T2"> <text:s text:c="22"/>#DICTIONARIES can save bunch of (key value pairs) and can be string,int,boolean values</text:span><text:line-break/><text:line-break/><text:span text:style-name="T2">#customer = {</text:span><text:line-break/><text:span text:style-name="T2"> # <text:s text:c="2"/>"name": "dimple",</text:span><text:line-break/><text:span text:style-name="T2"> <text:s/># <text:s/>"age": <text:s/>"32",</text:span><text:line-break/><text:span text:style-name="T2"> <text:s text:c="2"/># "is_verified": True</text:span><text:line-break/><text:span text:style-name="T2">#}</text:span><text:line-break/><text:span text:style-name="T2"> <text:s text:c="29"/>#customer["name"]= "tarik" <text:s/># TO EDIT KEY'S VALUE</text:span><text:line-break/><text:span text:style-name="T2">#print (customer["name"]) <text:s text:c="4"/># [] now it is used to access value of dictionary</text:span><text:line-break/><text:line-break/><text:line-break/><text:span text:style-name="T2"> <text:s text:c="23"/>#DICTIONARY FOR SAVING 1234 = ONE TWO THREE FOUR</text:span><text:line-break/><text:line-break/><text:span text:style-name="T2">#number=input("phone:")</text:span><text:line-break/><text:span text:style-name="T2">#dict = {</text:span><text:line-break/><text:span text:style-name="T2"># <text:s text:c="3"/>"1": <text:s/>"one",</text:span><text:line-break/><text:span text:style-name="T2"> # <text:s text:c="2"/>"2": <text:s/>"two",</text:span><text:line-break/><text:span text:style-name="T2"> <text:s/># <text:s/>"3": <text:s/>"three"</text:span><text:line-break/><text:span text:style-name="T2">#}</text:span><text:line-break/><text:span text:style-name="T2">#alphabet=""</text:span><text:line-break/><text:span text:style-name="T2">#for item in number:</text:span><text:line-break/><text:span text:style-name="T2"> # <text:s text:c="2"/>alphabet = alphabet+dict.get(item,"!")+" "</text:span><text:line-break/><text:span text:style-name="T2">#print(alphabet)</text:span><text:line-break/><text:line-break/><text:span text:style-name="T2"> <text:s text:c="28"/># PRINT EMOJIS USING DICTIONARY</text:span><text:line-break/><text:span text:style-name="T2">#message=input("&gt;")</text:span><text:line-break/><text:span text:style-name="T2">#words=message.split(' ')</text:span><text:line-break/><text:span text:style-name="T2">#emojis={</text:span><text:line-break/><text:span text:style-name="T2"> # <text:s/>":)": "</text:span><text:span text:style-name="T3">😊</text:span><text:span text:style-name="T2">",</text:span><text:line-break/><text:span text:style-name="T2"> <text:s/>#":(": "</text:span><text:span text:style-name="T3">😒</text:span><text:span text:style-name="T2">"</text:span><text:line-break/><text:span text:style-name="T2">#}</text:span><text:line-break/><text:span text:style-name="T2">#output=""</text:span><text:line-break/><text:span text:style-name="T2">#for item in words:</text:span><text:line-break/><text:span text:style-name="T2"> # output=output+emojis.get(item, item) + " "</text:span><text:line-break/><text:span text:style-name="T2">#print(output)</text:span><text:line-break/><text:line-break/><text:span text:style-name="T2"> <text:s text:c="30"/>#FUNCTIONS</text:span><text:line-break/><text:line-break/><text:span text:style-name="T2">#def funct(): <text:s text:c="12"/># funct is our function name AND #def means defining function</text:span><text:line-break/><text:span text:style-name="T2"> # <text:s text:c="2"/>print('hi')</text:span><text:line-break/><text:span text:style-name="T2"> <text:s/># <text:s/>print('bye')</text:span><text:line-break/><text:span text:style-name="T2">#print('start')</text:span><text:line-break/><text:span text:style-name="T2">#funct() <text:s text:c="17"/>#here we are calling our function named funct</text:span><text:line-break/><text:span text:style-name="T2">#print('end')</text:span><text:line-break/><text:line-break/><text:span text:style-name="T2"> <text:s text:c="24"/>#FUNCTIONS</text:span><text:line-break/><text:span text:style-name="T2">#def greet_user(first_name,last_name):</text:span><text:line-break/><text:span text:style-name="T2"> # <text:s text:c="2"/>print(f'hi {first_name} {last_name}')</text:span><text:line-break/><text:span text:style-name="T2"> <text:s/># <text:s/>print('welcome')</text:span><text:line-break/><text:span text:style-name="T2">####gap 2 lines</text:span><text:line-break/><text:span text:style-name="T2">####gap of 2 lines required by charm while doing functions</text:span><text:line-break/><text:span text:style-name="T2">#print('start')</text:span><text:line-break/><text:span text:style-name="T2">#greet_user('dimple','klair')</text:span><text:line-break/><text:span text:style-name="T2">#print('finish')</text:span><text:line-break/><text:line-break/><text:span text:style-name="T2"> <text:s text:c="18"/>#SAME EMOJI PROGRAMME WITH FUNCTION</text:span><text:line-break/><text:span text:style-name="T2">#def emoji_converter(message):</text:span><text:line-break/><text:span text:style-name="T2"> # <text:s/>words = message.split(" ")</text:span><text:line-break/><text:span text:style-name="T2"> <text:s/># dictionary={</text:span><text:line-break/><text:span text:style-name="T2"> <text:s text:c="2"/># <text:s text:c="2"/>":)" : "</text:span><text:span text:style-name="T3">😊</text:span><text:span text:style-name="T2">",</text:span><text:line-break/><text:span text:style-name="T2"> <text:s text:c="3"/># ":(" : "</text:span><text:span text:style-name="T3">😒</text:span><text:span text:style-name="T2">"</text:span><text:line-break/><text:soft-page-break/><text:span text:style-name="T2"> <text:s text:c="3"/>#}</text:span><text:line-break/><text:span text:style-name="T2"> <text:s text:c="2"/>#output=""</text:span><text:line-break/><text:span text:style-name="T2"> <text:s text:c="2"/>#for item in words:</text:span><text:line-break/><text:span text:style-name="T2"> <text:s text:c="3"/># <text:s text:c="2"/>output += dictionary.get(item, item)+" "</text:span><text:line-break/><text:span text:style-name="T2"> <text:s text:c="2"/>#return output</text:span><text:line-break/><text:span text:style-name="T2">#gap of 2 lines</text:span><text:line-break/><text:span text:style-name="T2">#gap of 2 lines</text:span><text:line-break/><text:span text:style-name="T2">#message=input("&gt;")</text:span><text:line-break/><text:span text:style-name="T2">#print(emoji_converter(message))</text:span><text:line-break/><text:line-break/><text:span text:style-name="T2"> <text:s text:c="26"/>#CLASSES</text:span><text:line-break/><text:span text:style-name="T2">#class Point: <text:s text:c="17"/># p capital</text:span><text:line-break/><text:span text:style-name="T2"> # <text:s text:c="2"/>def move(self):</text:span><text:line-break/><text:span text:style-name="T2"> <text:s/># <text:s text:c="5"/>print("move")</text:span><text:line-break/><text:span text:style-name="T2"> <text:s text:c="2"/># def draw(self):</text:span><text:line-break/><text:span text:style-name="T2"> <text:s text:c="3"/># <text:s text:c="3"/>print("draw")</text:span><text:line-break/><text:line-break/><text:span text:style-name="T2">#Point1=Point() <text:s text:c="19"/># p capital</text:span><text:line-break/><text:span text:style-name="T2">#Point1.x=10 <text:s text:c="22"/># p capital</text:span><text:line-break/><text:span text:style-name="T2">#Point1.Y=20 <text:s text:c="22"/># p capital</text:span><text:line-break/><text:span text:style-name="T2">#print(Point1.x) <text:s text:c="18"/># p capital</text:span><text:line-break/><text:span text:style-name="T2">#Point1.draw() <text:s text:c="20"/># p capital</text:span><text:line-break/><text:line-break/><text:span text:style-name="T2">#Point2=Point() <text:s text:c="19"/># p capital</text:span><text:line-break/><text:span text:style-name="T2">#Point2.x=1 <text:s text:c="23"/># p capital</text:span><text:line-break/><text:span text:style-name="T2">#Point2.y=2 <text:s text:c="23"/># p capital</text:span><text:line-break/><text:span text:style-name="T2">#print(Point2.x) <text:s text:c="18"/># p capital</text:span><text:line-break/><text:line-break/><text:span text:style-name="T2"> <text:s text:c="40"/>#CONSTRUCTOR IN A CLASS</text:span><text:line-break/><text:span text:style-name="T2">#class Person: <text:s text:c="37"/># P capital # our new class type</text:span><text:line-break/><text:span text:style-name="T2"> # <text:s text:c="2"/>def __init__(self,name): <text:s text:c="22"/># this is constructor</text:span><text:line-break/><text:span text:style-name="T2"> <text:s/># <text:s text:c="2"/>self.name=name</text:span><text:line-break/><text:span text:style-name="T2"> <text:s text:c="2"/># def talk(self): <text:s text:c="31"/># talk is a method</text:span><text:line-break/><text:span text:style-name="T2"> <text:s text:c="3"/># <text:s text:c="3"/>print(f'Hi, I am {self.name}')</text:span><text:line-break/><text:line-break/><text:line-break/><text:span text:style-name="T2">#john=Person('john smith') <text:s text:c="26"/># P capital</text:span><text:line-break/><text:span text:style-name="T2">##print(john.name)</text:span><text:line-break/><text:span text:style-name="T2">#john.talk() <text:s text:c="19"/>#calling talk func <text:s text:c="15"/># BUT OUR OBJECT HAS A NAME ATTRIBUTE,WHERE IS OUR (NAME ATTRIBUTE) ## SO USE CONSTRUCTOR</text:span><text:line-break/><text:line-break/><text:span text:style-name="T2">#bob=Person('bob smith')</text:span><text:line-break/><text:span text:style-name="T2">#bob.talk() <text:s text:c="32"/>#calling talk func</text:span><text:line-break/><text:line-break/><text:line-break/><text:span text:style-name="T2"> <text:s text:c="35"/># MODULES</text:span><text:line-break/><text:span text:style-name="T2">#from module import find_max</text:span><text:line-break/><text:span text:style-name="T2">#numbers = [10, 3, 4, 8]</text:span><text:line-break/><text:span text:style-name="T2">#maximum = find_max(numbers) <text:s text:c="6"/># max is renamed too maximum</text:span><text:line-break/><text:span text:style-name="T2">#print(maximum)</text:span><text:line-break/><text:line-break/><text:span text:style-name="T2"> <text:s text:c="36"/># RANDOM DICE NUMBER GENERATE</text:span><text:line-break/><text:span text:style-name="T2">#import random</text:span><text:line-break/><text:span text:style-name="T2">#class Dice:</text:span><text:line-break/><text:span text:style-name="T2"> # <text:s text:c="2"/>def roll(self):</text:span><text:line-break/><text:span text:style-name="T2"> <text:s/># <text:s text:c="5"/>first=random.randint(1,9)</text:span><text:line-break/><text:span text:style-name="T2"> <text:s text:c="2"/># <text:s text:c="4"/>second=random.randint(1,9)</text:span><text:line-break/><text:span text:style-name="T2"> <text:s text:c="3"/># <text:s text:c="3"/>return (first, second) <text:s text:c="8"/>#(first, second) no need to add paranthesis()</text:span><text:line-break/><text:span text:style-name="T2">#dice=Dice() <text:s text:c="17"/># calling class</text:span><text:line-break/><text:span text:style-name="T2">#print(dice.roll())</text:span><text:line-break/><text:soft-page-break/><text:line-break/><text:span text:style-name="T2"> <text:s text:c="34"/>#RANDOM NAME SELECT</text:span><text:line-break/><text:span text:style-name="T2">#import random</text:span><text:line-break/><text:span text:style-name="T2">#students=['dim', 'tar', 'shau', 'aar']</text:span><text:line-break/><text:span text:style-name="T2">#leader=random.choice(students)</text:span><text:line-break/><text:span text:style-name="T2">#print(leader)</text:span><text:line-break/><text:line-break/><text:span text:style-name="T2"> <text:s text:c="34"/>#SEARCHING FILES AND DIRECTORIES</text:span><text:line-break/><text:span text:style-name="T2">#from pathlib import Path</text:span><text:line-break/><text:span text:style-name="T2">#path=Path()</text:span><text:line-break/><text:span text:style-name="T2">#for item in path.glob('*'):</text:span><text:line-break/><text:span text:style-name="T2"> # <text:s text:c="2"/>print(item)</text:span><text:line-break/><text:line-break/><text:line-break/><text:span text:style-name="T2"> <text:s text:c="35"/>#EXCEL AND BAR CHART</text:span><text:line-break/><text:line-break/><text:span text:style-name="T2">#import openpyxl as xl</text:span><text:line-break/><text:span text:style-name="T2">#from openpyxl.chart import BarChart,Reference</text:span><text:line-break/><text:line-break/><text:span text:style-name="T2">#wb = xl.load_workbook('transactions.xlsx')</text:span><text:line-break/><text:span text:style-name="T2">#sheet = wb['Sheet1']</text:span><text:line-break/><text:span text:style-name="T2">#cell = sheet['a1']</text:span><text:line-break/><text:line-break/><text:span text:style-name="T2">#for row in range(2, sheet.max_row+1):</text:span><text:line-break/><text:span text:style-name="T2"> # <text:s text:c="2"/>cell = sheet.cell(row, 3) <text:s/># here we are accessing row 3 values</text:span><text:line-break/><text:span text:style-name="T2"> <text:s/># <text:s/>corrected_price = cell.value * 0.9</text:span><text:line-break/><text:span text:style-name="T2"> <text:s text:c="2"/># corrected_price_cell = sheet.cell(row, 4)</text:span><text:line-break/><text:span text:style-name="T2"> <text:s text:c="3"/>#corrected_price_cell.value = corrected_price</text:span><text:line-break/><text:line-break/><text:span text:style-name="T2">#values = Reference(sheet,</text:span><text:line-break/><text:span text:style-name="T2"> # <text:s text:c="17"/>min_row=2,</text:span><text:line-break/><text:span text:style-name="T2"> <text:s/># <text:s text:c="16"/>max_row=sheet.max_row,</text:span><text:line-break/><text:span text:style-name="T2"> <text:s text:c="2"/># <text:s text:c="15"/>min_col=4,</text:span><text:line-break/><text:span text:style-name="T2"> <text:s text:c="3"/># <text:s text:c="14"/>max_col=4)</text:span><text:line-break/><text:line-break/><text:span text:style-name="T2">#chart = BarChart()</text:span><text:line-break/><text:span text:style-name="T2">#chart.add_data(values)</text:span><text:line-break/><text:span text:style-name="T2">#sheet.add_chart(chart, 'e2')</text:span><text:line-break/><text:line-break/><text:span text:style-name="T2">#wb.save('transactions2.xlsx') <text:s/># we saving in another file not overwrite that transaction.xlsx file in case file has any bug</text:span><text:line-break/><text:line-break/>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0" svg:font-family="0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22T15:23:57.617000000</dc:date>
    <meta:editing-duration>PT2M12S</meta:editing-duration>
    <meta:editing-cycles>5</meta:editing-cycles>
    <meta:document-statistic meta:table-count="0" meta:image-count="0" meta:object-count="0" meta:page-count="6" meta:paragraph-count="3" meta:word-count="1148" meta:character-count="9947" meta:non-whitespace-character-count="6626"/>
  </office:meta>
</office:document-meta>
</file>